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style:font-name="Ubuntu" fo:font-size="10.5pt"/>
    </style:style>
    <style:style style:name="T2" style:family="text">
      <style:text-properties officeooo:rsid="00027371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ür <text:span text:style-name="T1">weitere Informationen besuchen Sie</text:span>: <text:a xlink:type="simple" xlink:href="http://www.envox.hr/eez" text:style-name="Internet_20_link" text:visited-style-name="Visited_20_Internet_20_Link">www.envox.hr/eez</text:a></text:p>
      <text:p text:style-name="Standard"><text:span text:style-name="T1">Projektarchiv</text:span>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<text:span text:style-name="T1">Version</text:span>: 0.<text:span text:style-name="T2">4</text:span> DRAFT</text:p>
      <text:p text:style-name="Standard">Datum: <text:date style:data-style-name="N84" text:date-value="2020-04-14T18:55:45.645056501">2020-04-14</text:dat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15:08</meta:creation-date>
    <meta:editing-duration>P0D</meta:editing-duration>
    <meta:editing-cycles>1</meta:editing-cycles>
    <meta:generator>LibreOffice/6.2.4.2$Linux_X86_64 LibreOffice_project/2412653d852ce75f65fbfa83fb7e7b669a126d64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2" meta:paragraph-count="9" meta:word-count="28" meta:character-count="208" meta:non-whitespace-character-count="189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